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eb38f" officeooo:paragraph-rsid="000eb38f" style:font-size-asian="12.25pt" style:font-size-complex="14pt"/>
    </style:style>
    <style:style style:name="P2" style:family="paragraph" style:parent-style-name="Title">
      <style:paragraph-properties fo:line-height="150%"/>
    </style:style>
    <style:style style:name="T1" style:family="text">
      <style:text-properties officeooo:rsid="000ee870"/>
    </style:style>
    <style:style style:name="T2" style:family="text">
      <style:text-properties fo:font-style="italic" officeooo:rsid="000ee870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ker</text:p>
      <text:p text:style-name="P1">Докер <text:span text:style-name="T2">(docker)</text:span> — средство упаковки, доставки и запуска приложени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4T16:47:12.939169549</meta:creation-date>
    <dc:date>2020-12-04T16:53:40.164391226</dc:date>
    <meta:editing-duration>PT6M18S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2" meta:word-count="9" meta:character-count="72" meta:non-whitespace-character-count="64"/>
  </office:meta>
</office:document-meta>
</file>